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paragraph-properties fo:margin-top="0in" fo:margin-bottom="0.1in" style:contextual-spacing="false"/>
      <style:text-properties style:font-name="Ubuntu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48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49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50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8" style:family="text">
      <style:text-properties style:font-name="Ubuntu" fo:font-size="11pt" officeooo:rsid="00514690" style:font-size-asian="11pt" style:font-size-complex="11pt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4d786d" style:font-weight-asian="bold" style:font-weight-complex="bold"/>
    </style:style>
    <style:style style:name="T12" style:family="text">
      <style:text-properties fo:color="#c9211e" loext:opacity="100%" fo:font-weight="bold" officeooo:rsid="004ee2e8" style:font-weight-asian="bold" style:font-weight-complex="bold"/>
    </style:style>
    <style:style style:name="T13" style:family="text">
      <style:text-properties fo:color="#c9211e" loext:opacity="100%" officeooo:rsid="004ee2e8"/>
    </style:style>
    <style:style style:name="T14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15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6" style:family="text">
      <style:text-properties fo:color="#c9211e" loext:opacity="100%" officeooo:rsid="004ca4ae"/>
    </style:style>
    <style:style style:name="T17" style:family="text">
      <style:text-properties officeooo:rsid="004d786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4ee2e8"/>
    </style:style>
    <style:style style:name="T20" style:family="text">
      <style:text-properties fo:color="#000000" loext:opacity="100%" fo:font-weight="bold" officeooo:rsid="004d786d" style:font-weight-asian="bold" style:font-weight-complex="bold"/>
    </style:style>
    <style:style style:name="T21" style:family="text">
      <style:text-properties fo:color="#000000" loext:opacity="100%" fo:font-weight="bold" officeooo:rsid="004ee2e8" style:font-weight-asian="bold" style:font-weight-complex="bold"/>
    </style:style>
    <style:style style:name="T22" style:family="text">
      <style:text-properties officeooo:rsid="0057ab3a"/>
    </style:style>
    <style:style style:name="T23" style:family="text">
      <style:text-properties officeooo:rsid="00592596"/>
    </style:style>
    <style:style style:name="T24" style:family="text">
      <style:text-properties officeooo:rsid="005a3bfa"/>
    </style:style>
    <style:style style:name="T25" style:family="text">
      <style:text-properties officeooo:rsid="005b5cb0"/>
    </style:style>
    <style:style style:name="T26" style:family="text">
      <style:text-properties officeooo:rsid="005da2c9"/>
    </style:style>
    <style:style style:name="T27" style:family="text">
      <style:text-properties officeooo:rsid="005f08d0"/>
    </style:style>
    <style:style style:name="T28" style:family="text">
      <style:text-properties officeooo:rsid="006020cf"/>
    </style:style>
    <style:style style:name="T29" style:family="text">
      <style:text-properties officeooo:rsid="0061dd2b"/>
    </style:style>
    <style:style style:name="T30" style:family="text">
      <style:text-properties officeooo:rsid="0064b584"/>
    </style:style>
    <style:style style:name="T31" style:family="text">
      <style:text-properties officeooo:rsid="004ca4ae"/>
    </style:style>
    <style:style style:name="T32" style:family="text">
      <style:text-properties officeooo:rsid="007772a6"/>
    </style:style>
    <style:style style:name="T33" style:family="text">
      <style:text-properties officeooo:rsid="00792d43"/>
    </style:style>
    <style:style style:name="T34" style:family="text">
      <style:text-properties officeooo:rsid="007b21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10">Bonjour.</text:p>
      <text:p text:style-name="P10">Au revoir.</text:p>
      <text:p text:style-name="P7"/>
      <text:p text:style-name="P10">Une fille.<text:tab/><text:tab/><text:span text:style-name="T23">[ un fi ]</text:span></text:p>
      <text:p text:style-name="P10">Un garçon.<text:tab/> <text:tab/><text:span text:style-name="T23">[ qa garso ]</text:span></text:p>
      <text:p text:style-name="P10">Une femme.<text:tab/><text:tab/><text:span text:style-name="T23">[ un f</text:span><text:span text:style-name="T29">a</text:span><text:span text:style-name="T23">m ]</text:span></text:p>
      <text:p text:style-name="P10">Un homme.<text:tab/><text:tab/><text:span text:style-name="T23">[ qa n_om ]</text:span></text:p>
      <text:p text:style-name="P10"/>
      <text:p text:style-name="P13">Les <text:s/><text:span text:style-name="T22">garçon</text:span>s.<text:tab/><text:tab/>[ le garson ]</text:p>
      <text:p text:style-name="P13">Les filles.<text:tab/><text:tab/>[ le fi ]<text:tab/></text:p>
      <text:p text:style-name="P14">L<text:span text:style-name="T28">es </text:span>hommes.<text:tab/><text:tab/><text:span text:style-name="T28">[le ż_om]</text:span></text:p>
      <text:p text:style-name="P17">Les femmes<text:tab/><text:tab/><text:span text:style-name="T28">[ le fam ]</text:span></text:p>
      <text:p text:style-name="P17"/>
      <text:p text:style-name="P7"><text:span text:style-name="T18">Mang</text:span><text:span text:style-name="T10">er</text:span> [ man-xġe ] (to eat)</text:p>
      <text:p text:style-name="P7">Je<text:tab/><text:tab/>mang<text:span text:style-name="T9">e</text:span><text:tab/><text:tab/>[ xġ man-xġ ]</text:p>
      <text:p text:style-name="P7">Tu<text:tab/><text:tab/>mang<text:span text:style-name="T9">es</text:span><text:tab/>[ tu man-xġ ]</text:p>
      <text:p text:style-name="P7">Il, elle, on<text:tab/>mang<text:span text:style-name="T9">e</text:span><text:tab/><text:tab/>[ il, el, qu man-xġ ]</text:p>
      <text:p text:style-name="P7">Nous<text:tab/><text:tab/>mang<text:span text:style-name="T9">eons</text:span><text:tab/>[ nu man-xġo ]</text:p>
      <text:p text:style-name="P7">Vous<text:tab/><text:tab/>mang<text:span text:style-name="T9">ez</text:span><text:tab/>[ vu man-xġe ]</text:p>
      <text:p text:style-name="P7">Ils, elles<text:tab/>mang<text:span text:style-name="T9">ent</text:span><text:tab/>[ il, el man-xġ ]</text:p>
      <text:p text:style-name="P7"/>
      <text:p text:style-name="P7"/>
      <text:p text:style-name="P12"><text:span text:style-name="Strong_20_Emphasis">Boi</text:span><text:span text:style-name="Strong_20_Emphasis"><text:span text:style-name="T9">re</text:span></text:span> <text:tab/>[ bwa ] (to drink)<text:tab/><text:tab/><text:tab/><text:tab/><text:span text:style-name="Strong_20_Emphasis">oi -&gt; </text:span><text:span text:style-name="Strong_20_Emphasis"><text:span text:style-name="T26">wa</text:span></text:span></text:p>
      <text:p text:style-name="P7">Je<text:tab/><text:tab/>boi<text:span text:style-name="T9">s</text:span><text:tab/><text:tab/>[ xġ bwa ]</text:p>
      <text:p text:style-name="P7">Tu<text:tab/><text:tab/>boi<text:span text:style-name="T9">s</text:span><text:tab/><text:tab/>[ tu bwa ]</text:p>
      <text:p text:style-name="P7">Il, elle, on<text:tab/>boi<text:span text:style-name="T9">t</text:span><text:tab/><text:tab/>[ il, el, qu bwa ]</text:p>
      <text:p text:style-name="P7">Nous<text:tab/><text:tab/>buv<text:span text:style-name="T9">ons</text:span><text:tab/>[ nu buvo ]</text:p>
      <text:p text:style-name="P7">Vous<text:tab/><text:tab/>buv<text:span text:style-name="T9">ez</text:span><text:tab/><text:tab/>[ vu buve ]</text:p>
      <text:p text:style-name="P7">Ils, elles<text:tab/>boiv<text:span text:style-name="T9">ent</text:span><text:tab/>[ il, el bwav ]</text:p>
      <text:p text:style-name="P7"/>
      <text:p text:style-name="P7"/>
      <text:p text:style-name="P7"/>
      <text:p text:style-name="P16"><text:soft-page-break/><text:span text:style-name="T21">Cour</text:span><text:span text:style-name="T12">ir</text:span><text:span text:style-name="T9"><text:tab/></text:span>[ <text:span text:style-name="T19">kurir</text:span>] <text:span text:style-name="T30">(to run)</text:span></text:p>
      <text:p text:style-name="P15"/>
      <text:p text:style-name="P16">Je <text:s/><text:span text:style-name="T19">cour</text:span><text:span text:style-name="T13">s</text:span><text:tab/><text:tab/>[ xġ <text:s/><text:span text:style-name="T19">kur</text:span><text:span text:style-name="T17"> </text:span>]<text:tab/><text:tab/></text:p>
      <text:p text:style-name="P49"><text:span text:style-name="T2">Tu </text:span><text:span text:style-name="T3">cour</text:span><text:span text:style-name="T14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6">il, elle, on <text:span text:style-name="T19">cour</text:span><text:span text:style-name="T13">t</text:span><text:tab/>[ il, el, qu <text:s/><text:span text:style-name="T19">kur</text:span><text:span text:style-name="T17"> </text:span>]<text:tab/><text:tab/></text:p>
      <text:p text:style-name="P16"/>
      <text:p text:style-name="P16">nous <text:span text:style-name="T19">cour</text:span><text:span text:style-name="T9">ons</text:span><text:tab/><text:tab/>[ nu <text:span text:style-name="T19">kuro</text:span><text:span text:style-name="T17"> </text:span>]<text:tab/><text:tab/><text:tab/></text:p>
      <text:p text:style-name="P16">vous <text:span text:style-name="T19">cour</text:span><text:span text:style-name="T9">ez</text:span><text:tab/><text:tab/>[ vu <text:s/><text:span text:style-name="T19">kure</text:span><text:span text:style-name="T17"> </text:span>]<text:tab/><text:tab/><text:tab/></text:p>
      <text:p text:style-name="P19"><text:span text:style-name="T31">ils, elles </text:span><text:span text:style-name="T19">cour</text:span><text:span text:style-name="T16">ent</text:span><text:span text:style-name="T31"><text:tab/>[ il, el </text:span><text:span text:style-name="T19">kur</text:span><text:span text:style-name="T17"> </text:span><text:span text:style-name="T31">]<text:tab/></text:span></text:p>
      <text:p text:style-name="P7"/>
      <text:p text:style-name="P7"><text:span text:style-name="Strong_20_Emphasis">Lire</text:span> [ lir ] (to read)</text:p>
      <text:p text:style-name="P7">Je<text:tab/><text:tab/>li<text:span text:style-name="T9">s</text:span><text:tab/><text:tab/>[ xġ li ]</text:p>
      <text:p text:style-name="P7">Tu<text:tab/><text:tab/>li<text:span text:style-name="T9">s</text:span><text:tab/><text:tab/>[ tu li ]</text:p>
      <text:p text:style-name="P7">Il, elle, on<text:tab/>li<text:span text:style-name="T9">t</text:span><text:tab/><text:tab/>[ il, el, qu li ]</text:p>
      <text:p text:style-name="P7">Nous<text:tab/><text:tab/>lis<text:span text:style-name="T9">ons<text:tab/></text:span><text:tab/>[ nu li<text:span text:style-name="T24">ż</text:span>o ]</text:p>
      <text:p text:style-name="P7">Vous<text:tab/><text:tab/>lise<text:span text:style-name="T9">z<text:tab/></text:span><text:tab/>[ vu li<text:span text:style-name="T24">ż</text:span>e ]</text:p>
      <text:p text:style-name="P7">Ils, elles<text:tab/>lis<text:span text:style-name="T9">ent</text:span><text:tab/><text:tab/>[ il, el li<text:span text:style-name="T24">ż</text:span> ]</text:p>
      <text:p text:style-name="P7"/>
      <text:p text:style-name="P48"><text:span text:style-name="T7">Cuisin</text:span><text:span text:style-name="T15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7">Je<text:tab/><text:tab/>cuisin<text:span text:style-name="T9">e<text:tab/></text:span><text:tab/>[ xġ k<text:span text:style-name="T25">w</text:span>i<text:span text:style-name="T25">ż</text:span>in ]</text:p>
      <text:p text:style-name="P7">Tu<text:tab/><text:tab/>cuisin<text:span text:style-name="T9">es</text:span><text:tab/>[ tu k<text:span text:style-name="T25">w</text:span>i<text:span text:style-name="T25">ż</text:span>in ]</text:p>
      <text:p text:style-name="P7">Il, elle, on<text:tab/>cuisin<text:span text:style-name="T9">e<text:tab/></text:span><text:tab/>[ il, el, qu k<text:span text:style-name="T25">w</text:span>i<text:span text:style-name="T25">ż</text:span>in ]</text:p>
      <text:p text:style-name="P7">Nous<text:tab/><text:tab/>cuisin<text:span text:style-name="T9">ons</text:span><text:tab/>[ nu k<text:span text:style-name="T25">w</text:span>i<text:span text:style-name="T25">ż</text:span>i-no ]</text:p>
      <text:p text:style-name="P7">Vous<text:tab/><text:tab/>cuisin<text:span text:style-name="T9">ez</text:span><text:tab/>[ vu k<text:span text:style-name="T25">w</text:span>i<text:span text:style-name="T25">ż</text:span>i-ne ]</text:p>
      <text:p text:style-name="P7">Ils, elles<text:tab/>cuisin<text:span text:style-name="T9">ent</text:span><text:tab/>[ il, el k<text:span text:style-name="T25">w</text:span>i<text:span text:style-name="T25">ż</text:span>in ]</text:p>
      <text:p text:style-name="P7"/>
      <text:p text:style-name="P7"><text:span text:style-name="T18">Écri</text:span><text:span text:style-name="T10">re</text:span> [ ek-<text:span text:style-name="T27">r</text:span>ir ] (to write)</text:p>
      <text:p text:style-name="P7">Je<text:tab/><text:tab/>écri<text:span text:style-name="T9">s</text:span><text:tab/><text:tab/>[ xġ ek<text:span text:style-name="T27">ri</text:span> ]</text:p>
      <text:p text:style-name="P7">Tu<text:tab/><text:tab/>écri<text:span text:style-name="T9">s</text:span><text:tab/><text:tab/>[ tu ek<text:span text:style-name="T27">ri</text:span>]</text:p>
      <text:p text:style-name="P7">Il, elle, on<text:tab/>écri<text:span text:style-name="T9">t<text:tab/></text:span><text:tab/>[ il, el, qu ek<text:span text:style-name="T27">ri</text:span>]</text:p>
      <text:p text:style-name="P7">Nous<text:tab/><text:tab/>écriv<text:span text:style-name="T9">ons</text:span><text:tab/>[ nu <text:span text:style-name="T25">ż_</text:span>ek<text:span text:style-name="T25">r</text:span>i-vo ]</text:p>
      <text:p text:style-name="P7">Vous<text:tab/><text:tab/>écrive<text:span text:style-name="T9">z<text:tab/></text:span><text:tab/>[ vu <text:span text:style-name="T25">ż_</text:span>ek<text:span text:style-name="T25">r</text:span>i-ve ]</text:p>
      <text:p text:style-name="P11">Ils, elles<text:tab/>écriv<text:span text:style-name="T9">ent</text:span><text:tab/>[ il, el <text:span text:style-name="T25">ż_ ekgri</text:span> ]</text:p>
      <text:p text:style-name="P11"/>
      <text:p text:style-name="P11"/>
      <text:p text:style-name="P11"/>
      <text:p text:style-name="P16"><text:soft-page-break/><text:span text:style-name="T20">Nag</text:span><text:span text:style-name="T11">er</text:span><text:span text:style-name="T9"><text:tab/></text:span>[ <text:span text:style-name="T17">naxġe</text:span> ] <text:span text:style-name="T30">( to swim)</text:span></text:p>
      <text:p text:style-name="P15"/>
      <text:p text:style-name="P16">Je <text:s/><text:span text:style-name="T17">nag</text:span><text:span text:style-name="T9">e</text:span> <text:tab/><text:tab/>[ xġ <text:s/><text:span text:style-name="T17">naxġ </text:span>]<text:tab/><text:tab/></text:p>
      <text:p text:style-name="P16">Tu <text:span text:style-name="T17">nag</text:span><text:span text:style-name="T9">es</text:span><text:tab/><text:tab/>[ tu <text:span text:style-name="T17">naxġ </text:span>]<text:tab/><text:tab/><text:tab/></text:p>
      <text:p text:style-name="P16">il, elle, on <text:span text:style-name="T17">nag</text:span><text:span text:style-name="T9">e</text:span><text:tab/>[ il, el, qu <text:s/><text:span text:style-name="T17">naxġ </text:span>]<text:tab/><text:tab/></text:p>
      <text:p text:style-name="P16"/>
      <text:p text:style-name="P16">nous <text:span text:style-name="T17">nag</text:span><text:span text:style-name="T13">e</text:span><text:span text:style-name="T9">ons</text:span><text:tab/><text:tab/>[ nu <text:span text:style-name="T17">naxġo </text:span>]<text:tab/><text:tab/><text:tab/></text:p>
      <text:p text:style-name="P16">vous <text:span text:style-name="T17">nag</text:span><text:span text:style-name="T9">ez</text:span><text:tab/><text:tab/>[ vu <text:s/><text:span text:style-name="T17">naxġe </text:span>]<text:tab/><text:tab/><text:tab/></text:p>
      <text:p text:style-name="P16">ils, elles <text:span text:style-name="T17">nag</text:span><text:span text:style-name="T9">ent</text:span><text:tab/>[ il, el <text:span text:style-name="T17">naxġ </text:span>]<text:tab/></text:p>
      <text:p text:style-name="P7"/>
      <text:p text:style-name="P5">Sentences about Eating and Drinking</text:p>
      <text:p text:style-name="P18">La femme mange.</text:p>
      <text:p text:style-name="P18">L'homme mange.</text:p>
      <text:p text:style-name="P18">Le garçon mange.</text:p>
      <text:p text:style-name="P18">La fille mange.</text:p>
      <text:p text:style-name="P18">Les femmes mangent.</text:p>
      <text:p text:style-name="P18">Les hommes mangent.</text:p>
      <text:p text:style-name="P18">Les garçons mangent.</text:p>
      <text:p text:style-name="P18">Les filles mangent.</text:p>
      <text:p text:style-name="P18">Elle mange.</text:p>
      <text:p text:style-name="P18">Il mange.</text:p>
      <text:p text:style-name="P18">Ils mangent.</text:p>
      <text:p text:style-name="P18">Elles mangent.</text:p>
      <text:p text:style-name="P18">L'homme boit.</text:p>
      <text:p text:style-name="P18">La fille boit.</text:p>
      <text:p text:style-name="P18">Les hommes boivent.</text:p>
      <text:p text:style-name="P18">Elle boit.</text:p>
      <text:p text:style-name="P18">Ils boivent.</text:p>
      <text:p text:style-name="P18"/>
      <text:p text:style-name="P5">Sentences about Reading and Writing</text:p>
      <text:p text:style-name="P18">L'homme lit.</text:p>
      <text:p text:style-name="P18">La femme lit.</text:p>
      <text:p text:style-name="P18">La fille lit.</text:p>
      <text:p text:style-name="P18">Le garçon lit.</text:p>
      <text:p text:style-name="P18">Les femmes lisent.</text:p>
      <text:p text:style-name="P18">Les hommes lisent.</text:p>
      <text:p text:style-name="P18"><text:soft-page-break/>Les garçons lisent.</text:p>
      <text:p text:style-name="P18">Les filles lisent.</text:p>
      <text:p text:style-name="P18">Elle lit.</text:p>
      <text:p text:style-name="P18">Il lit.</text:p>
      <text:p text:style-name="P18">Ils lisent.</text:p>
      <text:p text:style-name="P18">Elle écrit.</text:p>
      <text:p text:style-name="P18">Il écrit.</text:p>
      <text:p text:style-name="P18">Ils écrivent.</text:p>
      <text:p text:style-name="P18">Elles écrivent.</text:p>
      <text:p text:style-name="P18"/>
      <text:p text:style-name="P5">Sentences about Running</text:p>
      <text:p text:style-name="P18">La femme court.</text:p>
      <text:p text:style-name="P18">L'homme court.</text:p>
      <text:p text:style-name="P18">La fille court.</text:p>
      <text:p text:style-name="P18">Le garçon court.</text:p>
      <text:p text:style-name="P18">Les femmes courent.</text:p>
      <text:p text:style-name="P18">Les hommes courent.</text:p>
      <text:p text:style-name="P18">Les filles courent.</text:p>
      <text:p text:style-name="P18">Les garçons courent.</text:p>
      <text:p text:style-name="P18">Elle court.</text:p>
      <text:p text:style-name="P18">Il court.</text:p>
      <text:p text:style-name="P18">Ils courent.</text:p>
      <text:p text:style-name="P18">Elles courent.</text:p>
      <text:p text:style-name="P18"/>
      <text:p text:style-name="P5">Sentences about Cooking</text:p>
      <text:p text:style-name="P18">L'homme cuisine.</text:p>
      <text:p text:style-name="P18">Elle cuisine.</text:p>
      <text:p text:style-name="P18">Il cuisine.</text:p>
      <text:p text:style-name="P18">Ils cuisinent.</text:p>
      <text:p text:style-name="P18">Elles cuisinent.</text:p>
      <text:p text:style-name="P18">Les hommes cuisinent.</text:p>
      <text:p text:style-name="P18"/>
      <text:p text:style-name="P5">Sentences about Swimming</text:p>
      <text:p text:style-name="P18">La fille nage.</text:p>
      <text:p text:style-name="P18">L'homme nage.</text:p>
      <text:p text:style-name="P18">Les femmes nagent.</text:p>
      <text:p text:style-name="P18"><text:soft-page-break/>Les garçons nagent.</text:p>
      <text:p text:style-name="P18">Il nage.</text:p>
      <text:p text:style-name="P18">Elle nage.</text:p>
      <text:p text:style-name="P18">Ils nagent.</text:p>
      <text:p text:style-name="P18"/>
      <text:p text:style-name="P5">Sentences about Articles</text:p>
      <text:p text:style-name="P18">Un garçon.</text:p>
      <text:p text:style-name="P18">Une fille.</text:p>
      <text:p text:style-name="P18">Des garçons.</text:p>
      <text:p text:style-name="P18">Des filles.</text:p>
      <text:p text:style-name="P18">Des hommes.</text:p>
      <text:p text:style-name="P18">Des femmes.</text:p>
      <text:p text:style-name="P18"/>
      <text:p text:style-name="P47"><text:span text:style-name="T8"/></text:p>
      <text:p text:style-name="P9">________________________________________________________________________________________________</text:p>
      <text:p text:style-name="P9"/>
      <text:h text:style-name="P25" text:outline-level="4"/>
      <text:p text:style-name="P6">Lesson 2</text:p>
      <text:p text:style-name="P26"/>
      <text:p text:style-name="P26">Un sandwich. <text:tab/><text:tab/><text:tab/><text:tab/><text:tab/>[ qa sandwiċ ]</text:p>
      <text:p text:style-name="P26">Un oeuf. <text:tab/><text:tab/><text:tab/><text:tab/><text:tab/>[ qa n_ef ]</text:p>
      <text:p text:style-name="P26">Une pomme. <text:tab/><text:tab/><text:tab/><text:tab/><text:tab/>[ qun pom ]</text:p>
      <text:p text:style-name="P26">Du pain. <text:tab/><text:tab/><text:tab/><text:tab/><text:tab/>[ dju pa ]</text:p>
      <text:p text:style-name="P26">Du café. <text:tab/><text:tab/><text:tab/><text:tab/><text:tab/>[ dju kafe ]</text:p>
      <text:p text:style-name="P26">Du lait. <text:tab/><text:tab/><text:tab/><text:tab/><text:tab/>[ dju le ]</text:p>
      <text:p text:style-name="P26">Du riz. <text:tab/><text:tab/><text:tab/><text:tab/><text:tab/><text:tab/>[ dju ri ]</text:p>
      <text:p text:style-name="P26">De l'eau. <text:tab/><text:tab/><text:tab/><text:tab/><text:tab/>[ du lo ]</text:p>
      <text:p text:style-name="P26">Un chien. <text:tab/><text:tab/><text:tab/><text:tab/><text:tab/>[ qa xja ]</text:p>
      <text:p text:style-name="P26">Un chat. <text:tab/><text:tab/><text:tab/><text:tab/><text:tab/>[ qa xa ]</text:p>
      <text:p text:style-name="P26">Un cheval. <text:tab/><text:tab/><text:tab/><text:tab/><text:tab/>[ qa xaval ]</text:p>
      <text:p text:style-name="P26">Une voiture. <text:tab/><text:tab/><text:tab/><text:tab/><text:tab/>[ qun va-tjur ]</text:p>
      <text:p text:style-name="P26">Un journal. <text:tab/><text:tab/><text:tab/><text:tab/><text:tab/>[ qa xġornal ]</text:p>
      <text:p text:style-name="P26">Un vélo. <text:tab/><text:tab/><text:tab/><text:tab/><text:tab/>[ qa velo ]</text:p>
      <text:p text:style-name="P26">Un livre. <text:tab/><text:tab/><text:tab/><text:tab/><text:tab/>[ qa livr ]</text:p>
      <text:p text:style-name="P26">Un stylo. <text:tab/><text:tab/><text:tab/><text:tab/><text:tab/>[ qa stilo ]</text:p>
      <text:p text:style-name="P26">Un poisson. <text:tab/><text:tab/><text:tab/><text:tab/><text:tab/>[ qa pwaso ]</text:p>
      <text:h text:style-name="P20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3" text:outline-level="3">Pronoun</text:h>
            </table:table-cell>
            <table:table-cell table:style-name="Table1.A1" office:value-type="string">
              <text:h text:style-name="P23" text:outline-level="3">Conjugation</text:h>
            </table:table-cell>
            <table:table-cell table:style-name="Table1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51"><text:span text:style-name="Strong_20_Emphasis"><text:span text:style-name="T6">Je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xġ kondwi ]</text:p>
          </table:table-cell>
        </table:table-row>
        <table:table-row>
          <table:table-cell table:style-name="Table1.A1" office:value-type="string">
            <text:p text:style-name="P51"><text:span text:style-name="Strong_20_Emphasis"><text:span text:style-name="T6">Tu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tu kondwi ]</text:p>
          </table:table-cell>
        </table:table-row>
        <table:table-row>
          <table:table-cell table:style-name="Table1.A1" office:value-type="string">
            <text:p text:style-name="P51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6">conduit</text:p>
          </table:table-cell>
          <table:table-cell table:style-name="Table1.A1" office:value-type="string">
            <text:p text:style-name="P26">[ il, el, qu kondwi ]</text:p>
          </table:table-cell>
        </table:table-row>
        <table:table-row>
          <table:table-cell table:style-name="Table1.A1" office:value-type="string">
            <text:p text:style-name="P51"><text:span text:style-name="Strong_20_Emphasis"><text:span text:style-name="T6">Nous</text:span></text:span></text:p>
          </table:table-cell>
          <table:table-cell table:style-name="Table1.A1" office:value-type="string">
            <text:p text:style-name="P26">conduisons</text:p>
          </table:table-cell>
          <table:table-cell table:style-name="Table1.A1" office:value-type="string">
            <text:p text:style-name="P26">[ nu kondwi<text:span text:style-name="T32">ż</text:span>o ]</text:p>
          </table:table-cell>
        </table:table-row>
        <table:table-row>
          <table:table-cell table:style-name="Table1.A1" office:value-type="string">
            <text:p text:style-name="P51"><text:span text:style-name="Strong_20_Emphasis"><text:span text:style-name="T6">Vous</text:span></text:span></text:p>
          </table:table-cell>
          <table:table-cell table:style-name="Table1.A1" office:value-type="string">
            <text:p text:style-name="P26">conduisez</text:p>
          </table:table-cell>
          <table:table-cell table:style-name="Table1.A1" office:value-type="string">
            <text:p text:style-name="P26">[ vu kondwi<text:span text:style-name="T32">ż</text:span>e ]</text:p>
          </table:table-cell>
        </table:table-row>
        <table:table-row>
          <table:table-cell table:style-name="Table1.A1" office:value-type="string">
            <text:p text:style-name="P51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6">conduisent</text:p>
          </table:table-cell>
          <table:table-cell table:style-name="Table1.A1" office:value-type="string">
            <text:p text:style-name="P26">[ il, el kondwi<text:span text:style-name="T32">ż</text:span> ]</text:p>
          </table:table-cell>
        </table:table-row>
      </table:table>
      <text:p text:style-name="P21"/>
      <text:h text:style-name="P22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51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3" text:outline-level="3">Conjugation</text:h>
            </table:table-cell>
            <table:table-cell table:style-name="Table2.C1" office:value-type="string">
              <text:h text:style-name="P50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51"><text:span text:style-name="Strong_20_Emphasis"><text:span text:style-name="T6">Je</text:span></text:span></text:p>
          </table:table-cell>
          <table:table-cell table:style-name="Table2.B1" office:value-type="string">
            <text:p text:style-name="P26">ai</text:p>
          </table:table-cell>
          <table:table-cell table:style-name="Table2.C1" office:value-type="string">
            <text:p text:style-name="P26">[ xġ e ]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6">Tu</text:span></text:span></text:p>
          </table:table-cell>
          <table:table-cell table:style-name="Table2.B1" office:value-type="string">
            <text:p text:style-name="P26">as</text:p>
          </table:table-cell>
          <table:table-cell table:style-name="Table2.C1" office:value-type="string">
            <text:p text:style-name="P26">[ tu a ]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6">a</text:p>
          </table:table-cell>
          <table:table-cell table:style-name="Table2.C1" office:value-type="string">
            <text:p text:style-name="P26">[ il, el, <text:span text:style-name="T32">a / </text:span>qu <text:span text:style-name="T32">n_</text:span>a ]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6">Nous</text:span></text:span></text:p>
          </table:table-cell>
          <table:table-cell table:style-name="Table2.B1" office:value-type="string">
            <text:p text:style-name="P26">avons</text:p>
          </table:table-cell>
          <table:table-cell table:style-name="Table2.C1" office:value-type="string">
            <text:p text:style-name="P26">[ nu <text:span text:style-name="T32">ż_</text:span>avo ]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6">Vous</text:span></text:span></text:p>
          </table:table-cell>
          <table:table-cell table:style-name="Table2.B1" office:value-type="string">
            <text:p text:style-name="P26">avez</text:p>
          </table:table-cell>
          <table:table-cell table:style-name="Table2.C1" office:value-type="string">
            <text:p text:style-name="P26">[ vu <text:span text:style-name="T32">ż_</text:span>ave ]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6">ont</text:p>
          </table:table-cell>
          <table:table-cell table:style-name="Table2.C1" office:value-type="string">
            <text:p text:style-name="P26">[ il, el <text:span text:style-name="T32">ż</text:span>_on ]</text:p>
          </table:table-cell>
        </table:table-row>
      </table:table>
      <text:p text:style-name="P24"/>
      <text:h text:style-name="P22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51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3" text:outline-level="3">Conjugation</text:h>
            </table:table-cell>
            <table:table-cell table:style-name="Table3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51"><text:span text:style-name="Strong_20_Emphasis"><text:span text:style-name="T6">Je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xġ dor ]</text:p>
          </table:table-cell>
        </table:table-row>
        <table:table-row>
          <table:table-cell table:style-name="Table3.A1" office:value-type="string">
            <text:p text:style-name="P51"><text:span text:style-name="Strong_20_Emphasis"><text:span text:style-name="T6">Tu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tu dor ]</text:p>
          </table:table-cell>
        </table:table-row>
        <table:table-row>
          <table:table-cell table:style-name="Table3.A1" office:value-type="string">
            <text:p text:style-name="P51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6">dort</text:p>
          </table:table-cell>
          <table:table-cell table:style-name="Table3.A1" office:value-type="string">
            <text:p text:style-name="P26">[ il, el, qu dor ]</text:p>
          </table:table-cell>
        </table:table-row>
        <table:table-row>
          <table:table-cell table:style-name="Table3.A1" office:value-type="string">
            <text:p text:style-name="P51"><text:span text:style-name="Strong_20_Emphasis"><text:span text:style-name="T6">Nous</text:span></text:span></text:p>
          </table:table-cell>
          <table:table-cell table:style-name="Table3.A1" office:value-type="string">
            <text:p text:style-name="P26">dormons</text:p>
          </table:table-cell>
          <table:table-cell table:style-name="Table3.A1" office:value-type="string">
            <text:p text:style-name="P26">[ nu dormo ]</text:p>
          </table:table-cell>
        </table:table-row>
        <table:table-row>
          <table:table-cell table:style-name="Table3.A1" office:value-type="string">
            <text:p text:style-name="P51"><text:span text:style-name="Strong_20_Emphasis"><text:span text:style-name="T6">Vous</text:span></text:span></text:p>
          </table:table-cell>
          <table:table-cell table:style-name="Table3.A1" office:value-type="string">
            <text:p text:style-name="P26">dormez</text:p>
          </table:table-cell>
          <table:table-cell table:style-name="Table3.A1" office:value-type="string">
            <text:p text:style-name="P26">[ vu dorme ]</text:p>
          </table:table-cell>
        </table:table-row>
        <table:table-row>
          <table:table-cell table:style-name="Table3.A1" office:value-type="string">
            <text:p text:style-name="P51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6">dorment</text:p>
          </table:table-cell>
          <table:table-cell table:style-name="Table3.A1" office:value-type="string">
            <text:p text:style-name="P26">[ il, el dorm ]</text:p>
          </table:table-cell>
        </table:table-row>
      </table:table>
      <text:p text:style-name="P24"/>
      <text:p text:style-name="P30">une fille et une femme. <text:tab/><text:tab/><text:tab/>[ qun fil e qun fam ]</text:p>
      <text:p text:style-name="P30">un sandwich et du lait. <text:tab/><text:tab/><text:tab/>[ qa sandwiċ e dju le ]</text:p>
      <text:p text:style-name="P30">un garçon et un homme. <text:tab/><text:tab/><text:tab/>[ qa garso e qa_nom ]</text:p>
      <text:p text:style-name="P30">du riz et une pomme. <text:tab/><text:tab/><text:tab/>[ dju ri e qun pom ]</text:p>
      <text:p text:style-name="P30">un homme et une femme. <text:tab/><text:tab/><text:tab/>[ qa_nom e qun fam ]</text:p>
      <text:p text:style-name="P30">du pain et de l'eau. <text:tab/><text:tab/><text:tab/><text:tab/>[ dju pan e du lo ]</text:p>
      <text:p text:style-name="P29"><text:soft-page-break/></text:p>
      <text:p text:style-name="P34">L'homme mange un oeuf. <text:tab/><text:tab/><text:tab/>[ lom manġ qan_of ]</text:p>
      <text:p text:style-name="P34">Le garçon et l'homme boivent de l'eau. <text:tab/>[ lo garso e lom bwav du lo ]</text:p>
      <text:p text:style-name="P34">Le garçon boit du lait. <text:tab/><text:tab/><text:tab/>[ lo garso bwa dju le ]</text:p>
      <text:p text:style-name="P34">La femme boit du café. <text:tab/><text:tab/><text:tab/>[ la fam bwa dju kafe ]</text:p>
      <text:p text:style-name="P34">La femme conduit une voiture. <text:tab/><text:tab/>[ la fam kondwi qun va-ture ]</text:p>
      <text:p text:style-name="P34">L'homme conduit une voiture. <text:tab/><text:tab/>[ lom kondwi qun va-ture ]</text:p>
      <text:p text:style-name="P34">La fille marche. <text:tab/><text:tab/><text:tab/><text:tab/>[ la fi marx ]</text:p>
      <text:p text:style-name="P34">Le garçon marche. <text:tab/><text:tab/><text:tab/><text:tab/>[ Lo garso marx ]</text:p>
      <text:p text:style-name="P34">La femme marche. <text:tab/><text:tab/><text:tab/><text:tab/>[ Lo fam marx ]</text:p>
      <text:p text:style-name="P34">La fille court. <text:tab/><text:tab/><text:tab/><text:tab/><text:tab/>[ la fi cur ]</text:p>
      <text:p text:style-name="P34">L'homme court. <text:tab/><text:tab/><text:tab/><text:tab/>[ lom cur ]</text:p>
      <text:p text:style-name="P33"/>
      <text:p text:style-name="P38">La femme conduit. <text:tab/><text:tab/><text:tab/><text:tab/>[ la fam kondwi ]</text:p>
      <text:p text:style-name="P38">La fille ne conduit pas.<text:tab/><text:tab/><text:tab/> [ la fi no kondwi pa ]</text:p>
      <text:p text:style-name="P38">L'homme conduit. <text:tab/><text:tab/><text:tab/><text:tab/>[ lom kondwi ]</text:p>
      <text:p text:style-name="P38">Le garçon ne conduit pas. <text:tab/><text:tab/><text:tab/>[ lo garso no condwi pa ]</text:p>
      <text:p text:style-name="P38">Les adultes cuisinent. <text:tab/><text:tab/><text:tab/>[ le ż_adult kweżin ]</text:p>
      <text:p text:style-name="P38">Les adultes ne cuisinent pas. <text:tab/><text:tab/>[ le ż_adult no kweżin pa ]</text:p>
      <text:p text:style-name="P38">Les enfants écrivent. <text:tab/><text:tab/><text:tab/><text:tab/>[ le żanfa ekriv ]</text:p>
      <text:p text:style-name="P38">Les enfants n'écrivent pas.<text:tab/><text:tab/><text:tab/>[ le żanfa n'ekriv pa ]</text:p>
      <text:p text:style-name="P38">La femme ne conduit pas. <text:tab/><text:tab/><text:tab/>[ la fam no kondwi pa ]</text:p>
      <text:p text:style-name="P38">Les adultes cuisinent. <text:tab/><text:tab/><text:tab/>[ le ż_adult kwiżin ]</text:p>
      <text:p text:style-name="P38">Les adultes ne cuisinent pas. <text:tab/><text:tab/>[ le ż_adult no kwiżin pa ]</text:p>
      <text:p text:style-name="P38">Les enfants écrivent. <text:tab/><text:tab/><text:tab/><text:tab/>[ le ż_anfa ekriv ]</text:p>
      <text:p text:style-name="P38">Les enfants n'écrivent pas. <text:tab/><text:tab/><text:tab/>[ le ż_anfa ne_ekriv pa ]</text:p>
      <text:p text:style-name="P38">La femme conduit. <text:tab/><text:tab/><text:tab/><text:tab/>[ la fam knodwi ]</text:p>
      <text:p text:style-name="P38">La femme ne conduit pas. <text:tab/><text:tab/><text:tab/>[ la fam no knodwi pa ]</text:p>
      <text:p text:style-name="P37"/>
      <text:p text:style-name="P37">Ils nagent. <text:tab/><text:tab/><text:tab/><text:tab/><text:tab/>[ il naxġ ]</text:p>
      <text:p text:style-name="P37">Ils ne nagent pas. <text:tab/><text:tab/><text:tab/><text:tab/>[ il ne naxġ pa ]</text:p>
      <text:p text:style-name="P37">Il dort. <text:tab/><text:tab/><text:tab/><text:tab/><text:tab/><text:tab/>[ Il dor ]</text:p>
      <text:p text:style-name="P37">Il ne dort pas. <text:tab/><text:tab/><text:tab/><text:tab/><text:tab/>[ Il ne dor pa ]</text:p>
      <text:p text:style-name="P31"/>
      <text:p text:style-name="P36">Il marche. Il ne court pas. <text:tab/><text:tab/><text:tab/>[ il marx. Il ne kur pa ]</text:p>
      <text:p text:style-name="P36">Ils cuisinent. Ils ne mangent pas. <text:tab/><text:tab/>[ il kwiżin, il ne manxġ pa ]</text:p>
      <text:p text:style-name="P36"><text:soft-page-break/>Ils ne cuisinent pas. Ils mangent. <text:tab/><text:tab/>[ il ne kwiżin pa, il manxġ ]</text:p>
      <text:p text:style-name="P36">Il ne marche pas. Il court. <text:tab/><text:tab/><text:tab/>[ il ne marx pa. Il kur ]</text:p>
      <text:p text:style-name="P36"/>
      <text:p text:style-name="P40">Les femmes ont du riz. <text:tab/><text:tab/><text:tab/>[ le fam o du ri ]</text:p>
      <text:p text:style-name="P40">Les femmes n'ont pas de riz. <text:tab/><text:tab/><text:tab/>[ le fam no pa du ri ]</text:p>
      <text:p text:style-name="P40">Le garçon a un stylo. <text:tab/><text:tab/><text:tab/><text:tab/>[ lo ġarso a aa stylo ]</text:p>
      <text:p text:style-name="P40">Le garçon n'a pas de stylo. <text:tab/><text:tab/><text:tab/>[ lo ġarso na pa du stilo ]</text:p>
      <text:p text:style-name="P40">Les hommes ont de l'eau. <text:tab/><text:tab/><text:tab/>[ lo ż_om o du lo ]</text:p>
      <text:p text:style-name="P40">Les hommes n'ont pas d'eau. <text:tab/><text:tab/>[ lo ż_on no pa du ]</text:p>
      <text:p text:style-name="P40">Le garçon a du lait. <text:tab/><text:tab/><text:tab/><text:tab/>[ lo ġarso a dju le ]</text:p>
      <text:p text:style-name="P40">Le garçon n'a pas de lait. <text:tab/><text:tab/><text:tab/>[ lo ġarso na pa du le ]</text:p>
      <text:p text:style-name="P40">Les filles ont des vélos. <text:tab/><text:tab/><text:tab/>[ le fil o de vilo ]</text:p>
      <text:p text:style-name="P40">Les filles n'ont pas de vélos. <text:tab/><text:tab/><text:tab/>[ le fil no pa du vilo ]</text:p>
      <text:p text:style-name="P39"/>
      <text:p text:style-name="P41">Le chien court. <text:tab/><text:tab/><text:tab/><text:tab/>[ lo xja kur ]</text:p>
      <text:p text:style-name="P41">Le chien ne court pas. <text:tab/><text:tab/><text:tab/>[ lo xja no kur pa ]</text:p>
      <text:p text:style-name="P41">Les garçons ont de l'eau. <text:tab/><text:tab/><text:tab/>[ le garso o du lo ]</text:p>
      <text:p text:style-name="P41">Les garçons n'ont pas d'eau. <text:tab/><text:tab/><text:tab/>[ le garso no pa du ]</text:p>
      <text:p text:style-name="P31"/>
      <text:p text:style-name="P28">Il mange du riz. <text:tab/><text:tab/><text:tab/><text:tab/>[ il manġ dju ri ]</text:p>
      <text:p text:style-name="P28">Ils mangent des sandwichs. <text:tab/><text:tab/><text:tab/>[ il manġ di sandwiċ ]</text:p>
      <text:p text:style-name="P28">Ils mangent des œufs. <text:tab/><text:tab/><text:tab/>[ il manġ d<text:span text:style-name="T33">i</text:span> ż<text:span text:style-name="T33">q</text:span> ]</text:p>
      <text:p text:style-name="P28">Elle mange une pomme. <text:tab/><text:tab/><text:tab/>[ elle manġ qun pom ]</text:p>
      <text:p text:style-name="P28">Elle boit de l'eau. <text:tab/><text:tab/><text:tab/><text:tab/>[ elle bwa du lo ]</text:p>
      <text:p text:style-name="P28">Ils lisent un journal. <text:tab/><text:tab/><text:tab/><text:tab/>[ il lis qa jurnal ]</text:p>
      <text:p text:style-name="P28">Il conduit une voiture. <text:tab/><text:tab/><text:tab/>[ il conqwi qun va-tur ]</text:p>
      <text:p text:style-name="P28">Ils mangent des pommes.<text:tab/><text:tab/><text:tab/>[ il manġ di pom ]</text:p>
      <text:p text:style-name="P28">Elle lit un livre. <text:tab/><text:tab/><text:tab/><text:tab/>[ elle lit qa livr ]</text:p>
      <text:p text:style-name="P28">Elle a un chien. <text:tab/><text:tab/><text:tab/><text:tab/>[ elle a qa xja ]</text:p>
      <text:p text:style-name="P28">Ils ont un journal. <text:tab/><text:tab/><text:tab/><text:tab/>[ il <text:span text:style-name="T33">ż</text:span>_on<text:span text:style-name="T33">t</text:span> qa xġornal ]</text:p>
      <text:p text:style-name="P28">Il a un chat. <text:tab/><text:tab/><text:tab/><text:tab/><text:tab/>[ il a qa xja ]</text:p>
      <text:p text:style-name="P28">Elles ont un cheval. <text:tab/><text:tab/><text:tab/><text:tab/>[ elle <text:span text:style-name="T33">ż</text:span>_o<text:span text:style-name="T33">nt</text:span> qa xaval ]</text:p>
      <text:p text:style-name="P28">Elle a des sandwichs. <text:tab/><text:tab/><text:tab/><text:tab/>[ elle a de sandwiċ ]</text:p>
      <text:p text:style-name="P28">Il a une voiture. <text:tab/><text:tab/><text:tab/><text:tab/>[ il a qun va-tur ]</text:p>
      <text:p text:style-name="P28">Elle a un poisson. <text:tab/><text:tab/><text:tab/><text:tab/>[ elle a qa pwaso ]</text:p>
      <text:p text:style-name="P28">Il a des livres. <text:tab/><text:tab/><text:tab/><text:tab/><text:tab/>[ il a de livr ]</text:p>
      <text:p text:style-name="P28"><text:soft-page-break/>Ils ont des stylos. <text:tab/><text:tab/><text:tab/><text:tab/>[ il <text:span text:style-name="T33">ż</text:span>_on<text:span text:style-name="T33">t</text:span> de stilo ]</text:p>
      <text:p text:style-name="P28">Ils nagent. <text:tab/><text:tab/><text:tab/><text:tab/><text:tab/>[ il naxġ ]</text:p>
      <text:p text:style-name="P28">Ils marchent. <text:tab/><text:tab/><text:tab/><text:tab/><text:tab/>[ il marx ]</text:p>
      <text:p text:style-name="P28">Elles dorment. <text:tab/><text:tab/><text:tab/><text:tab/>[ elles dorm ]</text:p>
      <text:p text:style-name="P28">Ils lisent. <text:tab/><text:tab/><text:tab/><text:tab/><text:tab/>[ il lis ]</text:p>
      <text:p text:style-name="P35"/>
      <text:p text:style-name="P46"/>
      <text:p text:style-name="P27">Le chien mange. <text:tab/><text:tab/><text:tab/><text:tab/>[ lo xja manġ ]</text:p>
      <text:p text:style-name="P27">Le chat dort. <text:tab/><text:tab/><text:tab/><text:tab/><text:tab/>[ lo xa dor ]</text:p>
      <text:p text:style-name="P27">Le poisson nage. <text:tab/><text:tab/><text:tab/><text:tab/>[ lo pwaso naxġ ]</text:p>
      <text:p text:style-name="P27">Le cheval court. <text:tab/><text:tab/><text:tab/><text:tab/>[ lo xaval cur ]</text:p>
      <text:p text:style-name="P27"/>
      <text:p text:style-name="P35">Les adultes courent. <text:tab/><text:tab/><text:tab/><text:tab/>[ le ż_adult kur ]</text:p>
      <text:p text:style-name="P35">Les enfants nagent. <text:tab/><text:tab/><text:tab/><text:tab/>[ le ż_anfa naxġ ]</text:p>
      <text:p text:style-name="P35">Les adultes mangent. <text:tab/><text:tab/><text:tab/>[ le ż_adult manġ ]</text:p>
      <text:p text:style-name="P35">Les enfants boivent. <text:tab/><text:tab/><text:tab/><text:tab/>[ le ż_anfa bwav ]</text:p>
      <text:p text:style-name="P35">Les adultes lisent. <text:tab/><text:tab/><text:tab/><text:tab/>[ le ż_adult lis ]</text:p>
      <text:p text:style-name="P35">Les enfants courent. <text:tab/><text:tab/><text:tab/><text:tab/>[ le ż_anfa cur ]</text:p>
      <text:p text:style-name="P35">L'enfant court. <text:tab/><text:tab/><text:tab/><text:tab/>[ lon-fa cur ]</text:p>
      <text:p text:style-name="P35">L'adulte lit. <text:tab/><text:tab/><text:tab/><text:tab/><text:tab/>[ ladult li ]</text:p>
      <text:p text:style-name="P32"/>
      <text:p text:style-name="P41">Qu'est-ce que c'est? <text:tab/><text:tab/><text:tab/><text:tab/>[ kes kqu se? ]</text:p>
      <text:p text:style-name="P41">C'est une pomme. <text:tab/><text:tab/><text:tab/><text:tab/>[ se qun pom ]</text:p>
      <text:p text:style-name="P41">C'est un journal. <text:tab/><text:tab/><text:tab/><text:tab/>[ se qa jornal ]</text:p>
      <text:p text:style-name="P41">Qu'est-ce que c'est? <text:tab/><text:tab/><text:tab/><text:tab/>[ kes kqu se? ]</text:p>
      <text:p text:style-name="P41">C'est un chat. <text:tab/><text:tab/><text:tab/><text:tab/><text:tab/>[ se qa xa ]</text:p>
      <text:p text:style-name="P41">C'est un journal. <text:tab/><text:tab/><text:tab/><text:tab/>[ se qa jornal ]</text:p>
      <text:p text:style-name="P41"/>
      <text:p text:style-name="P41">Qu'est-ce que c'est? <text:tab/><text:tab/><text:tab/><text:tab/>[ kes kqu se? ]</text:p>
      <text:p text:style-name="P41">C'est un œuf. <text:tab/><text:tab/><text:tab/><text:tab/><text:tab/>[ se qa n_of ]</text:p>
      <text:p text:style-name="P41">C'est un stylo. <text:tab/><text:tab/><text:tab/><text:tab/>[ se qa stilo ]</text:p>
      <text:p text:style-name="P41">C'est un poisson. <text:tab/><text:tab/><text:tab/><text:tab/>[ se qa pwaso ]</text:p>
      <text:p text:style-name="P41">C'est du riz.<text:tab/><text:tab/><text:tab/><text:tab/><text:tab/>[ se dju ri ]</text:p>
      <text:p text:style-name="P41"/>
      <text:p text:style-name="P44">Est-ce qu'il dort? <text:tab/>Oui. Il dort. <text:tab/><text:tab/><text:tab/>[ qes ki<text:span text:style-name="T34">l</text:span> dor? wi. il dor ]</text:p>
      <text:p text:style-name="P44">Est-ce qu'elle dort? <text:tab/>Non. Elle ne dort pas. <text:tab/>[ qes k<text:span text:style-name="T34">el</text:span> dor? no. elle no dor pa ]</text:p>
      <text:p text:style-name="P44"><text:soft-page-break/></text:p>
      <text:p text:style-name="P44">Est-ce que le chien nage? <text:tab/>Oui. <text:tab/><text:tab/><text:tab/>[ qes ki lo xja naxġ? wi ]</text:p>
      <text:p text:style-name="P44">Est-ce que le cheval nage? <text:tab/>Non. <text:tab/><text:tab/><text:tab/>[ qes ki lo xaval naxġ? no ]</text:p>
      <text:p text:style-name="P44"/>
      <text:p text:style-name="P44">Est-ce qu'elle lit le journal ?<text:tab/> Non. <text:tab/><text:tab/><text:tab/>[ qes ka li lo xġornal? no ]</text:p>
      <text:p text:style-name="P44">Est-ce qu'elle lit un livre ? <text:tab/>Non. <text:tab/><text:tab/><text:tab/>[ qes ka li qa livr no ]</text:p>
      <text:p text:style-name="P44">Est-ce qu'il mange une pomme? <text:tab/>Non. <text:tab/><text:tab/>[ qes ki manġ un pom? no ]</text:p>
      <text:p text:style-name="P43"/>
      <text:p text:style-name="P43">Au revoir!</text:p>
      <text:p text:style-name="P42"/>
      <text:p text:style-name="P45">é è à ù â ê î ô û ë ï ü ç œ æ É È À Ù Â Ê Î Ô Û Ë Ï Ü Ç Œ Æ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10-14T20:33:34.439296462</dc:date>
    <meta:editing-duration>PT8H8M30S</meta:editing-duration>
    <meta:editing-cycles>64</meta:editing-cycles>
    <meta:generator>LibreOffice/24.2.5.2$Linux_X86_64 LibreOffice_project/420$Build-2</meta:generator>
    <meta:document-statistic meta:table-count="3" meta:image-count="0" meta:object-count="0" meta:page-count="10" meta:paragraph-count="323" meta:word-count="1930" meta:character-count="8750" meta:non-whitespace-character-count="6574"/>
  </office:meta>
</office:document-meta>
</file>